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2.0625in"/>
    </style:style>
    <style:style style:name="Table1.C" style:family="table-column">
      <style:table-column-properties style:column-width="2.375in"/>
    </style:style>
    <style:style style:name="Table1.D" style:family="table-column">
      <style:table-column-properties style:column-width="0.2319in"/>
    </style:style>
    <style:style style:name="Table1.A65" style:family="table-cell">
      <style:table-cell-properties fo:padding="0in" fo:border="none"/>
    </style:style>
    <style:style style:name="P1" style:family="paragraph" style:parent-style-name="Standard">
      <style:text-properties officeooo:rsid="001b96d7" officeooo:paragraph-rsid="001b96d7"/>
    </style:style>
    <style:style style:name="P2" style:family="paragraph" style:parent-style-name="Standard">
      <style:text-properties officeooo:rsid="001b96d7" officeooo:paragraph-rsid="001bd01f"/>
    </style:style>
    <style:style style:name="P3" style:family="paragraph" style:parent-style-name="Standard">
      <style:text-properties officeooo:paragraph-rsid="001b96d7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b96d7" officeooo:paragraph-rsid="001b96d7" style:font-weight-asian="bold" style:font-weight-complex="bold"/>
    </style:style>
    <style:style style:name="P5" style:family="paragraph" style:parent-style-name="Standard">
      <style:text-properties officeooo:rsid="001c62eb" officeooo:paragraph-rsid="001c62eb"/>
    </style:style>
    <style:style style:name="P6" style:family="paragraph" style:parent-style-name="Standard">
      <style:text-properties officeooo:rsid="001c6a13" officeooo:paragraph-rsid="001c6a13"/>
    </style:style>
    <style:style style:name="T1" style:family="text">
      <style:text-properties officeooo:rsid="001b96d7"/>
    </style:style>
    <style:style style:name="T2" style:family="text">
      <style:text-properties officeooo:rsid="001c62eb"/>
    </style:style>
    <style:style style:name="T3" style:family="text">
      <style:text-properties officeooo:rsid="001c6a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H8/H89 I/O Port Assignments</text:p>
      <text:p text:style-name="P1"/>
      <text:p text:style-name="P2">TBD(4)<text:tab/>HA-8-2 ADC/DAC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116503526608">
          <table:table-cell office:value-type="string">
            <text:p text:style-name="P1">000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>H8-2 PARALLEL</text:p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1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>H8-2 PARALLEL</text:p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2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3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4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5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6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07Q</text:p>
          </table:table-cell>
          <table:table-cell office:value-type="string">
            <text:p text:style-name="P1">512K MMU</text:p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0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1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2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3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4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5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6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17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20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21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22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23Q</text:p>
          </table:table-cell>
          <table:table-cell office:value-type="string">
            <text:p text:style-name="P1"/>
          </table:table-cell>
          <table:table-cell office:value-type="string">
            <text:p text:style-name="P1"/>
          </table:table-cell>
          <table:table-cell office:value-type="string">
            <text:p text:style-name="P1">ECS PC-12 CARD</text:p>
          </table:table-cell>
        </table:table-row>
        <table:table-row table:style-name="TableLine94116503526608">
          <table:table-cell office:value-type="string">
            <text:p text:style-name="P1">02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2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2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2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0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1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2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3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3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0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1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2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3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4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5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6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47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0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1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2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3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ext:soft-page-break/>
        <table:table-row table:style-name="TableLine94116503526608">
          <table:table-cell office:value-type="string">
            <text:p text:style-name="P1">05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5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0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1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2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3Q</text:p>
          </table:table-cell>
          <table:table-cell office:value-type="string">
            <text:p text:style-name="P1">82C55 C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6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0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1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2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3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077Q</text:p>
          </table:table-cell>
          <table:table-cell office:value-type="string">
            <text:p text:style-name="P3"><text:span text:style-name="T1">TRIONYX Z-H8 CTL PORT</text:span>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table:style-name="Table1.A65" office:value-type="string">
            <text:p text:style-name="P1">100Q</text:p>
          </table:table-cell>
          <table:table-cell table:style-name="Table1.A65" office:value-type="string">
            <text:p text:style-name="P5">H8xSPI (WIZNET/SDCard)</text:p>
          </table:table-cell>
          <table:table-cell table:style-name="Table1.A65" office:value-type="string">
            <text:p text:style-name="Standard"/>
          </table:table-cell>
          <table:table-cell table:style-name="Table1.A65" office:value-type="string">
            <text:p text:style-name="Standard"/>
          </table:table-cell>
        </table:table-row>
        <table:table-row table:style-name="TableLine94116503526608">
          <table:table-cell table:style-name="Table1.A65" office:value-type="string">
            <text:p text:style-name="P5">101Q</text:p>
          </table:table-cell>
          <table:table-cell table:style-name="Table1.A65" office:value-type="string">
            <text:p text:style-name="P5">H8xSPI (WIZNET/SDCard)</text:p>
          </table:table-cell>
          <table:table-cell table:style-name="Table1.A65" office:value-type="string">
            <text:p text:style-name="Standard"/>
          </table:table-cell>
          <table:table-cell table:style-name="Table1.A65"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3"><text:span text:style-name="T1">10</text:span><text:span text:style-name="T2">2</text:span><text:span text:style-name="T1">-167Q</text:span></text:p>
          </table:table-cell>
          <table:table-cell office:value-type="string">
            <text:p text:style-name="P1">--unused--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170Q</text:p>
          </table:table-cell>
          <table:table-cell office:value-type="string">
            <text:p text:style-name="P6">H37</text:p>
          </table:table-cell>
          <table:table-cell office:value-type="string">
            <text:p text:style-name="P6">H67 *1</text:p>
          </table:table-cell>
          <table:table-cell office:value-type="string">
            <text:p text:style-name="P6">H47 *1</text:p>
          </table:table-cell>
        </table:table-row>
        <table:table-row table:style-name="TableLine94116503526608">
          <table:table-cell office:value-type="string">
            <text:p text:style-name="P1">171Q</text:p>
          </table:table-cell>
          <table:table-cell office:value-type="string">
            <text:p text:style-name="P6">H37</text:p>
          </table:table-cell>
          <table:table-cell office:value-type="string">
            <text:p text:style-name="P6">H67 *1</text:p>
          </table:table-cell>
          <table:table-cell office:value-type="string">
            <text:p text:style-name="P6">H47 *1</text:p>
          </table:table-cell>
        </table:table-row>
        <table:table-row table:style-name="TableLine94116503526608">
          <table:table-cell office:value-type="string">
            <text:p text:style-name="P1">172Q</text:p>
          </table:table-cell>
          <table:table-cell office:value-type="string">
            <text:p text:style-name="P6">H37</text:p>
          </table:table-cell>
          <table:table-cell office:value-type="string">
            <text:p text:style-name="P6">H67 *1</text:p>
          </table:table-cell>
          <table:table-cell office:value-type="string">
            <text:p text:style-name="P6">H47 *1</text:p>
          </table:table-cell>
        </table:table-row>
        <table:table-row table:style-name="TableLine94116503526608">
          <table:table-cell office:value-type="string">
            <text:p text:style-name="P1">173Q</text:p>
          </table:table-cell>
          <table:table-cell office:value-type="string">
            <text:p text:style-name="P6">H37</text:p>
          </table:table-cell>
          <table:table-cell office:value-type="string">
            <text:p text:style-name="P6">H67 *1</text:p>
          </table:table-cell>
          <table:table-cell office:value-type="string">
            <text:p text:style-name="P6">H47 *1</text:p>
          </table:table-cell>
        </table:table-row>
        <table:table-row table:style-name="TableLine94116503526608">
          <table:table-cell office:value-type="string">
            <text:p text:style-name="P1">174Q</text:p>
          </table:table-cell>
          <table:table-cell office:value-type="string">
            <text:p text:style-name="P6">H17</text:p>
          </table:table-cell>
          <table:table-cell office:value-type="string">
            <text:p text:style-name="P6">H67 *2</text:p>
          </table:table-cell>
          <table:table-cell office:value-type="string">
            <text:p text:style-name="P6">H47 *2</text:p>
          </table:table-cell>
        </table:table-row>
        <table:table-row table:style-name="TableLine94116503526608">
          <table:table-cell office:value-type="string">
            <text:p text:style-name="P1">175Q</text:p>
          </table:table-cell>
          <table:table-cell office:value-type="string">
            <text:p text:style-name="P6">H17</text:p>
          </table:table-cell>
          <table:table-cell office:value-type="string">
            <text:p text:style-name="P6">H67 *2</text:p>
          </table:table-cell>
          <table:table-cell office:value-type="string">
            <text:p text:style-name="P6">H47 *2</text:p>
          </table:table-cell>
        </table:table-row>
        <table:table-row table:style-name="TableLine94116503526608">
          <table:table-cell office:value-type="string">
            <text:p text:style-name="P1">176Q</text:p>
          </table:table-cell>
          <table:table-cell office:value-type="string">
            <text:p text:style-name="P6">H17</text:p>
          </table:table-cell>
          <table:table-cell office:value-type="string">
            <text:p text:style-name="P6">H67 *2</text:p>
          </table:table-cell>
          <table:table-cell office:value-type="string">
            <text:p text:style-name="P6">H47 *2</text:p>
          </table:table-cell>
        </table:table-row>
        <table:table-row table:style-name="TableLine94116503526608">
          <table:table-cell office:value-type="string">
            <text:p text:style-name="P1">177Q</text:p>
          </table:table-cell>
          <table:table-cell office:value-type="string">
            <text:p text:style-name="P6">H17</text:p>
          </table:table-cell>
          <table:table-cell office:value-type="string">
            <text:p text:style-name="P6">H67 *2</text:p>
          </table:table-cell>
          <table:table-cell office:value-type="string">
            <text:p text:style-name="P6">H47 *2</text:p>
          </table:table-cell>
        </table:table-row>
        <table:table-row table:style-name="TableLine94116503526608">
          <table:table-cell office:value-type="string">
            <text:p text:style-name="P1">200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P1">H8-AM9511-APU CARD</text:p>
          </table:table-cell>
          <table:table-cell office:value-type="string">
            <text:p text:style-name="P1"/>
          </table:table-cell>
        </table:table-row>
        <table:table-row table:style-name="TableLine94116503526608">
          <table:table-cell office:value-type="string">
            <text:p text:style-name="P1">201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P1">H8-AM9511-APU CARD</text:p>
          </table:table-cell>
          <table:table-cell office:value-type="string">
            <text:p text:style-name="P1"/>
          </table:table-cell>
        </table:table-row>
        <table:table-row table:style-name="TableLine94116503526608">
          <table:table-cell office:value-type="string">
            <text:p text:style-name="P1">202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P1">H8-AM9511-APU CARD</text:p>
          </table:table-cell>
          <table:table-cell office:value-type="string">
            <text:p text:style-name="P1"/>
          </table:table-cell>
        </table:table-row>
        <table:table-row table:style-name="TableLine94116503526608">
          <table:table-cell office:value-type="string">
            <text:p text:style-name="P1">203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P1">H8-AM9511-APU CARD</text:p>
          </table:table-cell>
          <table:table-cell office:value-type="string">
            <text:p text:style-name="P1"/>
          </table:table-cell>
        </table:table-row>
        <table:table-row table:style-name="TableLine94116503526608">
          <table:table-cell office:value-type="string">
            <text:p text:style-name="P1">204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05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06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07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0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1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2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3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4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5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6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17Q</text:p>
          </table:table-cell>
          <table:table-cell office:value-type="string">
            <text:p text:style-name="P1">H8-Z80-64 GIDE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20Q</text:p>
          </table:table-cell>
          <table:table-cell office:value-type="string">
            <text:p text:style-name="P1">H8 SPEED BOARD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21-237Q</text:p>
          </table:table-cell>
          <table:table-cell office:value-type="string">
            <text:p text:style-name="P1">--unused--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0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ext:soft-page-break/>
        <table:table-row table:style-name="TableLine94116503526608">
          <table:table-cell office:value-type="string">
            <text:p text:style-name="P1">241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2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3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4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5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6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47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0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1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2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3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4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5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6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57Q</text:p>
          </table:table-cell>
          <table:table-cell office:value-type="string">
            <text:p text:style-name="P1">RTC72421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0Q</text:p>
          </table:table-cell>
          <table:table-cell office:value-type="string">
            <text:p text:style-name="P1">H8 USB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1Q</text:p>
          </table:table-cell>
          <table:table-cell office:value-type="string">
            <text:p text:style-name="P1">H8 USB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2Q</text:p>
          </table:table-cell>
          <table:table-cell office:value-type="string">
            <text:p text:style-name="P1">H8 USB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3Q</text:p>
          </table:table-cell>
          <table:table-cell office:value-type="string">
            <text:p text:style-name="P1">H8 USB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6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0Q</text:p>
          </table:table-cell>
          <table:table-cell office:value-type="string">
            <text:p text:style-name="P6">H67 *3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1Q</text:p>
          </table:table-cell>
          <table:table-cell office:value-type="string">
            <text:p text:style-name="P6">H67 *3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2Q</text:p>
          </table:table-cell>
          <table:table-cell office:value-type="string">
            <text:p text:style-name="P6">H67 *3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3Q</text:p>
          </table:table-cell>
          <table:table-cell office:value-type="string">
            <text:p text:style-name="P6">H67 *3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4Q</text:p>
          </table:table-cell>
          <table:table-cell office:value-type="string">
            <text:p text:style-name="P6">H67 *4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5Q</text:p>
          </table:table-cell>
          <table:table-cell office:value-type="string">
            <text:p text:style-name="P6">H67 *4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6Q</text:p>
          </table:table-cell>
          <table:table-cell office:value-type="string">
            <text:p text:style-name="P6">H67 *4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277Q</text:p>
          </table:table-cell>
          <table:table-cell office:value-type="string">
            <text:p text:style-name="P6">H67 *4</text:p>
          </table:table-cell>
          <table:table-cell office:value-type="string">
            <text:p text:style-name="P1">HA-8-3 GRAPHICS CARD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00-317Q</text:p>
          </table:table-cell>
          <table:table-cell office:value-type="string">
            <text:p text:style-name="P1">--unused--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0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P1">H8-2 PARALLEL PORT (alt?)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1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P1">H8-2 PARALLEL PORT (alt?)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2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3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4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5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6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27Q</text:p>
          </table:table-cell>
          <table:table-cell office:value-type="string">
            <text:p text:style-name="P1">"ALT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0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P1">VDIP1/FT245R USB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1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P1">VDIP1/FT245R USB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2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P1">VDIP1/FT245R USB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3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4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5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6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37Q</text:p>
          </table:table-cell>
          <table:table-cell office:value-type="string">
            <text:p text:style-name="P1">"MODEM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0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ext:soft-page-break/>
        <table:table-row table:style-name="TableLine94116503526608">
          <table:table-cell office:value-type="string">
            <text:p text:style-name="P1">341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2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3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4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5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6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47Q</text:p>
          </table:table-cell>
          <table:table-cell office:value-type="string">
            <text:p text:style-name="P1">"LP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0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1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2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3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4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5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6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57Q</text:p>
          </table:table-cell>
          <table:table-cell office:value-type="string">
            <text:p text:style-name="P1">"CONSOLE"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0Q</text:p>
          </table:table-cell>
          <table:table-cell office:value-type="string">
            <text:p text:style-name="P1">H8 FRONT PANEL + CT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1Q</text:p>
          </table:table-cell>
          <table:table-cell office:value-type="string">
            <text:p text:style-name="P1">H8 FRONT PANE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2Q</text:p>
          </table:table-cell>
          <table:table-cell office:value-type="string">
            <text:p text:style-name="P1">H8/H89 CONTROL PORT</text:p>
          </table:table-cell>
          <table:table-cell office:value-type="string">
            <text:p text:style-name="P1">+ Zx80 V3/4 SPEED CONTROL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3Q</text:p>
          </table:table-cell>
          <table:table-cell office:value-type="string">
            <text:p text:style-name="P1"/>
          </table:table-cell>
          <table:table-cell office:value-type="string">
            <text:p text:style-name="P1">Zx80 V4 CLOCK ENA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4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5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6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67Q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0Q</text:p>
          </table:table-cell>
          <table:table-cell office:value-type="string">
            <text:p text:style-name="P1">H8-5 CASS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1Q</text:p>
          </table:table-cell>
          <table:table-cell office:value-type="string">
            <text:p text:style-name="P1">H8-5 CASS SERIAL PORT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2Q</text:p>
          </table:table-cell>
          <table:table-cell office:value-type="string">
            <text:p text:style-name="P1">H8-5 CONSOLE SERIA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3Q</text:p>
          </table:table-cell>
          <table:table-cell office:value-type="string">
            <text:p text:style-name="P1">H8-5 CONSOLE SERIA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4Q</text:p>
          </table:table-cell>
          <table:table-cell office:value-type="string">
            <text:p text:style-name="P1">H8-5 ALT TERMINA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5Q</text:p>
          </table:table-cell>
          <table:table-cell office:value-type="string">
            <text:p text:style-name="P1">H8-5 ALT TERMINAL</text:p>
          </table:table-cell>
          <table:table-cell office:value-type="string">
            <text:p text:style-name="Standard"/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6Q</text:p>
          </table:table-cell>
          <table:table-cell office:value-type="string">
            <text:p text:style-name="P1"/>
          </table:table-cell>
          <table:table-cell office:value-type="string">
            <text:p text:style-name="P1">H8-2 PARALLEL PORT (alt?)</text:p>
          </table:table-cell>
          <table:table-cell office:value-type="string">
            <text:p text:style-name="Standard"/>
          </table:table-cell>
        </table:table-row>
        <table:table-row table:style-name="TableLine94116503526608">
          <table:table-cell office:value-type="string">
            <text:p text:style-name="P1">377Q</text:p>
          </table:table-cell>
          <table:table-cell office:value-type="string">
            <text:p text:style-name="P1"/>
          </table:table-cell>
          <table:table-cell office:value-type="string">
            <text:p text:style-name="P1">H8-2 PARALLEL PORT (alt?)</text:p>
          </table:table-cell>
          <table:table-cell office:value-type="string">
            <text:p text:style-name="Standard"/>
          </table:table-cell>
        </table:table-row>
      </table:table>
      <text:p text:style-name="P1"/>
      <text:p text:style-name="P1"/>
      <text:p text:style-name="P1">*<text:span text:style-name="T3">1 *2 *3 *4 – Card is configuration for alternate I/O port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7T16:52:10.658143126</meta:creation-date>
    <dc:date>2021-05-27T17:45:05.523000373</dc:date>
    <meta:editing-duration>PT12M33S</meta:editing-duration>
    <meta:editing-cycles>3</meta:editing-cycles>
    <meta:generator>LibreOffice/6.4.7.2$Linux_X86_64 LibreOffice_project/40$Build-2</meta:generator>
    <meta:document-statistic meta:table-count="1" meta:image-count="0" meta:object-count="0" meta:page-count="4" meta:paragraph-count="360" meta:word-count="623" meta:character-count="3172" meta:non-whitespace-character-count="2911"/>
  </office:meta>
</office:document-meta>
</file>